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fo:min-height="20.882cm"/>
    </style:style>
    <style:style style:name="gr5" style:family="graphic" style:parent-style-name="standard">
      <style:graphic-properties draw:stroke="none" draw:fill="none" fo:min-height="17.803cm"/>
    </style:style>
    <style:style style:name="gr6" style:family="graphic" style:parent-style-name="standard">
      <style:graphic-properties draw:stroke="none" draw:fill="none" fo:min-height="10.802cm"/>
    </style:style>
    <style:style style:name="gr7" style:family="graphic" style:parent-style-name="standard">
      <style:graphic-properties draw:stroke="none" draw:fill="none" fo:min-height="7.202cm"/>
    </style:style>
    <style:style style:name="pr1" style:family="presentation" style:parent-style-name="usman_5f_template-subtitle">
      <style:graphic-properties draw:fill-color="#ffffff" draw:auto-grow-height="true" fo:min-height="18.213cm"/>
    </style:style>
    <style:style style:name="pr2" style:family="presentation" style:parent-style-name="usman_5f_template-notes">
      <style:graphic-properties draw:fill-color="#ffffff" draw:auto-grow-height="true" fo:min-height="12.573cm"/>
    </style:style>
    <style:style style:name="pr3" style:family="presentation" style:parent-style-name="usman_5f_template-title">
      <style:graphic-properties fo:min-height="2.088cm"/>
    </style:style>
    <style:style style:name="pr4" style:family="presentation" style:parent-style-name="usman_5f_template-outline1">
      <style:graphic-properties fo:min-height="14.99cm"/>
    </style:style>
    <style:style style:name="pr5" style:family="presentation" style:parent-style-name="usman_5f_template-notes">
      <style:graphic-properties draw:fill-color="#ffffff" fo:min-height="12.322cm"/>
    </style:style>
    <style:style style:name="pr6" style:family="presentation" style:parent-style-name="usman_5f_template-title">
      <style:graphic-properties draw:auto-grow-height="true" fo:min-height="2.339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color="#000000" fo:font-size="18pt"/>
    </style:style>
    <style:style style:name="P4" style:family="paragraph"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5" style:family="text">
      <style:text-properties fo:font-family="Arial" style:font-family-generic="roman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‣">
        <style:list-level-properties text:space-before="2.8cm" text:min-label-width="0.8cm"/>
        <style:text-properties fo:font-family="'DejaVu Sans'" style:font-style-name="Book" style:font-family-generic="swiss" style:font-pitch="variable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10. Usman Saleem</presentation:footer-decl>
      <draw:page draw:name="page1" draw:style-name="dp1" draw:master-page-name="usman_5f_template" presentation:presentation-page-layout-name="AL1T32" presentation:use-footer-name="ftr1">
        <draw:frame presentation:style-name="pr1" draw:layer="layout" svg:width="26.67cm" svg:height="18.213cm" svg:x="0.635cm" svg:y="0.837cm" presentation:class="subtitle">
          <draw:text-box>
            <text:p>XML and Java</text:p>
            <text:p/>
            <text:p><text:span text:style-name="T1">© 2010, Usman Saleem - http://usmans.inf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 presentation:user-transformed="true">
          <draw:text-box>
            <text:p>Agenda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Introduction to XML</text:p>
              </text:list-item>
              <text:list-item>
                <text:p>Rules of XML</text:p>
              </text:list-item>
              <text:list-item>
                <text:p>Using XML in Appl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What is XML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Extensible Markup Language (XML), created in 1996 by World Wide Web Consortium (W3C).</text:p>
              </text:list-item>
              <text:list-item>
                <text:p>XML is a subset of Standard Generalized Markup Language (SGML)</text:p>
              </text:list-item>
              <text:list-item>
                <text:p>XML gives the ability to create markup languages that fits a specific application or scenario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XML Applications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XML Applications typically have following type of data and auxiliary functions:</text:p>
                <text:list>
                  <text:list-item>
                    <text:p>The XML data file itself, which follows a rigid structure</text:p>
                  </text:list-item>
                  <text:list-item>
                    <text:p>Optionally, a Document Type Definition (DTD), which defines the structure of the XML file</text:p>
                  </text:list-item>
                  <text:list-item>
                    <text:p>Optionally, style sheet information, which tells how the data should be formatted for output</text:p>
                  </text:list-item>
                  <text:list-item>
                    <text:p>An XML processor and various utilities for manipulating and reformatting th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Uses of XML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XML on the Client</text:p>
              </text:list-item>
              <text:list-item>
                <text:p>XML on the Server</text:p>
                <text:list>
                  <text:list-item>
                    <text:p>Messaging, B2B</text:p>
                  </text:list-item>
                </text:list>
              </text:list-item>
              <text:list-item>
                <text:p>XML for data storage</text:p>
                <text:list>
                  <text:list-item>
                    <text:p>Simple, tree structure</text:p>
                  </text:list-item>
                  <text:list-item>
                    <text:p>Support unicode UTF8 and UTF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Rules of XML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An XML document that follows the rules of XML syntax is called <text:span text:style-name="T2">well formed</text:span>.</text:p>
              </text:list-item>
              <text:list-item>
                <text:p>An <text:span text:style-name="T2">XML processor </text:span><text:span text:style-name="T3">is a software module that provide applications with access to data stored in XML documents</text:span></text:p>
              </text:list-item>
              <text:list-item>
                <text:p><text:span text:style-name="T3">XML processors can either be validating or non-validating</text:span></text:p>
              </text:list-item>
              <text:list-item>
                <text:p><text:span text:style-name="T3">A validating processor will check the structure of document against the rules specified in a DTD</text:span></text:p>
              </text:list-item>
              <text:list-item>
                <text:p><text:span text:style-name="T3">A non-validating processor will check only to make sure that the document conforms to the rules of XM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Defining Well-Formed XML Document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There are two categories of text in an XML document:</text:p>
                <text:list>
                  <text:list-item>
                    <text:p>Markup – Begins with a &lt; and ends with a &gt;, or begins with a &amp; and ends with a ;</text:p>
                  </text:list-item>
                  <text:list-item>
                    <text:p>Character Data – Every thing that is not markup</text:p>
                  </text:list-item>
                </text:list>
              </text:list-item>
              <text:list-item>
                <text:p>Parsed Character Data – PCDATA</text:p>
                <text:list>
                  <text:list-item>
                    <text:p>Parsed by an XML processor</text:p>
                  </text:list-item>
                </text:list>
              </text:list-item>
              <text:list-item>
                <text:p>Unparsed Character Data – CDATA</text:p>
                <text:list>
                  <text:list-item>
                    <text:p>Not parsed by an XML process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sman_5f_template" presentation:presentation-page-layout-name="AL3T11" presentation:use-footer-name="ftr1">
        <office:forms form:automatic-focus="false" form:apply-design-mode="false"/>
        <draw:frame presentation:style-name="pr6" draw:layer="layout" svg:width="26.67cm" svg:height="2.339cm" svg:x="0.635cm" svg:y="0.837cm" presentation:class="title">
          <draw:text-box>
            <text:p>Well-Formed XML Document</text:p>
          </draw:text-box>
        </draw:frame>
        <draw:frame draw:style-name="gr2" draw:layer="layout" svg:width="15.875cm" svg:height="13.931cm" svg:x="1.27cm" svg:y="3.81cm">
          <draw:text-box>
            <text:p>&lt;?xml version=”1.0” standalone=”yes”?&gt;</text:p>
            <text:p/>
            <text:p>&lt;library&gt;</text:p>
            <text:p><text:s text:c="2"/>&lt;book&gt;</text:p>
            <text:p><text:s text:c="4"/>&lt;category&gt;fiction&lt;/category&gt;</text:p>
            <text:p><text:s text:c="4"/>&lt;name&gt;Never Ending Story&lt;/name&gt;</text:p>
            <text:p><text:s text:c="4"/>&lt;author&gt;Foo&lt;/author&gt;</text:p>
            <text:p><text:s text:c="4"/>&lt;isbn&gt;12345&lt;/isbn&gt;</text:p>
            <text:p><text:s text:c="4"/>&lt;available /&gt;</text:p>
            <text:p><text:s text:c="2"/>&lt;/book&gt;</text:p>
            <text:p><text:s text:c="2"/>&lt;book&gt;</text:p>
            <text:p><text:s text:c="4"/>&lt;category&gt;fiction&lt;/category&gt;</text:p>
            <text:p><text:s text:c="4"/>&lt;name&gt;Never Ending Story&lt;/name&gt;</text:p>
            <text:p><text:s text:c="4"/>&lt;author&gt;Foo&lt;/author&gt;</text:p>
            <text:p><text:s text:c="4"/>&lt;isbn&gt;12345&lt;/isbn&gt;</text:p>
            <text:p><text:s text:c="2"/>&lt;/book&gt;</text:p>
            <text:p>&lt;/library&gt;</text:p>
            <text:p/>
            <text:p/>
          </draw:text-box>
        </draw:frame>
        <draw:custom-shape draw:style-name="gr3" draw:text-style-name="P1" draw:layer="layout" svg:width="10.525cm" svg:height="3.81cm" svg:x="17.145cm" svg:y="4.445cm">
          <text:p text:style-name="P1">XML Declaration</text:p>
          <text:p text:style-name="P1">standalone=yes means no DTD</text:p>
          <draw:enhanced-geometry svg:viewBox="0 0 21600 21600" draw:text-areas="800 800 20800 20800" draw:type="round-rectangular-callout" draw:modifiers="-6182.86148584458 1048.543689320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0.525cm" svg:height="3.81cm" svg:x="17.145cm" svg:y="10.16cm">
          <text:p text:style-name="P1">Elements are made up of</text:p>
          <text:p text:style-name="P1">Starting and ending tag</text:p>
          <draw:enhanced-geometry svg:viewBox="0 0 21600 21600" draw:text-areas="800 800 20800 20800" draw:type="round-rectangular-callout" draw:modifiers="-7539.27417822535 -10893.5187614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0.525cm" svg:height="3.81cm" svg:x="17.146cm" svg:y="14.66cm">
          <text:p text:style-name="P1">&lt;Generic Identifier&gt; </text:p>
          <text:p text:style-name="P1">or &lt;type&gt;</text:p>
          <draw:enhanced-geometry svg:viewBox="0 0 21600 21600" draw:text-areas="800 800 20800 20800" draw:type="round-rectangular-callout" draw:modifiers="-8158.9967699031 -8110.62713198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sman_5f_template" presentation:presentation-page-layout-name="AL3T11" presentation:use-footer-name="ftr1">
        <office:forms form:automatic-focus="false" form:apply-design-mode="false"/>
        <draw:frame presentation:style-name="pr6" draw:layer="layout" svg:width="26.67cm" svg:height="2.339cm" svg:x="0.635cm" svg:y="0.837cm" presentation:class="title">
          <draw:text-box>
            <text:p>Well-Formed XML Document</text:p>
          </draw:text-box>
        </draw:frame>
        <draw:frame draw:style-name="gr2" draw:text-style-name="P2" draw:layer="layout" svg:width="17.145cm" svg:height="13.931cm" svg:x="1.27cm" svg:y="3.81cm">
          <draw:text-box>
            <text:p text:style-name="P2">&lt;?xml version=”1.0” standalone=”yes”?&gt;</text:p>
            <text:p text:style-name="P2"/>
            <text:p text:style-name="P2">&lt;library&gt;</text:p>
            <text:p text:style-name="P2"><text:s text:c="2"/>&lt;book&gt;</text:p>
            <text:p text:style-name="P2"><text:s text:c="4"/>&lt;category&gt;fiction&lt;/category&gt;</text:p>
            <text:p text:style-name="P2"><text:s text:c="4"/>&lt;name&gt;Never Ending Story&lt;/name&gt;</text:p>
            <text:p text:style-name="P2"><text:s text:c="4"/>&lt;author&gt;Foo&lt;/author&gt;</text:p>
            <text:p text:style-name="P2"><text:s text:c="4"/>&lt;isbn&gt;12345&lt;/isbn&gt;</text:p>
            <text:p text:style-name="P2"><text:s text:c="4"/>&lt;available /&gt;</text:p>
            <text:p text:style-name="P2"><text:s text:c="2"/>&lt;/book&gt;</text:p>
            <text:p text:style-name="P2"><text:s text:c="2"/>&lt;book&gt;</text:p>
            <text:p text:style-name="P2"><text:s text:c="4"/>&lt;category type=”abc”&gt;fiction&lt;/category&gt;</text:p>
            <text:p text:style-name="P2"><text:s text:c="4"/>&lt;name&gt;Never Ending Story&lt;/name&gt;</text:p>
            <text:p text:style-name="P2"><text:s text:c="4"/>&lt;author&gt;Foo&lt;/author&gt;</text:p>
            <text:p text:style-name="P2"><text:s text:c="4"/>&lt;isbn&gt;12345&lt;/isbn&gt;</text:p>
            <text:p text:style-name="P2"><text:s text:c="3"/>&lt;/book&gt;</text:p>
            <text:p text:style-name="P2">&lt;/library&gt;</text:p>
            <text:p text:style-name="P2"/>
            <text:p text:style-name="P2"/>
          </draw:text-box>
        </draw:frame>
        <draw:custom-shape draw:style-name="gr3" draw:text-style-name="P3" draw:layer="layout" svg:width="10.525cm" svg:height="1.905cm" svg:x="17.145cm" svg:y="4.445cm">
          <text:p text:style-name="P3">Contents</text:p>
          <draw:enhanced-geometry svg:viewBox="0 0 21600 21600" draw:text-areas="800 800 20800 20800" draw:type="round-rectangular-callout" draw:modifiers="-16915.1434543036 28694.2287513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10.525cm" svg:height="1.905cm" svg:x="17.145cm" svg:y="6.86cm">
          <text:p text:style-name="P3">Empty Element</text:p>
          <draw:enhanced-geometry svg:viewBox="0 0 21600 21600" draw:text-areas="800 800 20800 20800" draw:type="round-rectangular-callout" draw:modifiers="-18275.6602698081 34711.8572927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10.525cm" svg:height="1.905cm" svg:x="17.146cm" svg:y="9.261cm">
          <text:p text:style-name="P3">Attributes</text:p>
          <draw:enhanced-geometry svg:viewBox="0 0 21600 21600" draw:text-areas="800 800 20800 20800" draw:type="round-rectangular-callout" draw:modifiers="-16303.6291088733 27266.3168940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sman_5f_template" presentation:presentation-page-layout-name="AL2T1" presentation:use-footer-name="ftr1">
        <draw:frame presentation:style-name="pr6" draw:layer="layout" svg:width="26.67cm" svg:height="2.339cm" svg:x="0.635cm" svg:y="0.837cm" presentation:class="title">
          <draw:text-box>
            <text:p>DTD and Validity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A DTD is use to explicitly define the structure of a class of XML documents</text:p>
              </text:list-item>
              <text:list-item>
                <text:p>For example, a DTD for a catalog of cars might specify that each car has a name, model, engine type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Element Declaration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The most basic declaration in DTD is <text:line-break/>&lt;!ELEMENT&gt;</text:p>
              </text:list-item>
              <text:list-item>
                <text:p>Format of element declaration is:</text:p>
                <text:list>
                  <text:list-item>
                    <text:p>&lt;!ELEMENT elementname rule&gt;</text:p>
                  </text:list-item>
                </text:list>
              </text:list-item>
              <text:list-item>
                <text:p>All elements use in XML document must be defined in the DTD</text:p>
              </text:list-item>
              <text:list-item>
                <text:p>Element names should not contain &lt; or &gt;</text:p>
              </text:list-item>
              <text:list-item>
                <text:p>Must begin with letter or underscore. Name may contains letters, numbers, hyphes, periods or underscore</text:p>
              </text:list-item>
              <text:list-item>
                <text:p>Element names can not start with <text:span text:style-name="T2">xml</text:span></text:p>
              </text:list-item>
              <text:list-item>
                <text:p><text:span text:style-name="T2">Colons :</text:span><text:span text:style-name="T3"> are not allowed, except for namespa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Content Specification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The <text:span text:style-name="T2">rule</text:span> specifies that can appear in contents of the element.</text:p>
              </text:list-item>
              <text:list-item>
                <text:p>An empty element can be declared with EMPTY type, e.g. &lt;!ELEMENT img EMPTY&gt;</text:p>
              </text:list-item>
              <text:list-item>
                <text:p>Only parsed character data, &lt;!ELEMENT name #PCDATA&gt;</text:p>
              </text:list-item>
              <text:list-item>
                <text:p>Other elements inside an element, their order and number of times &lt;!ELEMENT cars(name, make, model, power)&gt;</text:p>
              </text:list-item>
              <text:list-item>
                <text:p>Occurrence Operators</text:p>
                <text:list>
                  <text:list-item>
                    <text:p>? Must occur zero or one times</text:p>
                  </text:list-item>
                  <text:list-item>
                    <text:p>+ Must occur one or more times</text:p>
                  </text:list-item>
                  <text:list-item>
                    <text:p>* May appear zero or more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Content Specification (Cont.)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&lt;!ELEMENT cars(model, make, owner*, power, speed)</text:p>
              </text:list-item>
              <text:list-item>
                <text:p>| can be used to specify a choice</text:p>
              </text:list-item>
              <text:list-item>
                <text:p>&lt;!ELEMENT cars(model, make, owner*, power, autotransmission | manualtransmission)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 presentation:user-transformed="true">
          <draw:text-box>
            <text:p>Attribute Declaration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Attributes are used to associate name-value pairs with elements.</text:p>
              </text:list-item>
              <text:list-item>
                <text:p>The format of an attribute declaration in a DTD:</text:p>
                <text:list>
                  <text:list-item>
                    <text:p>&lt;!ATTLIST target_element name type default_value&gt;</text:p>
                  </text:list-item>
                </text:list>
              </text:list-item>
              <text:list-item>
                <text:p>&lt;student status=”graduated” &gt; …</text:p>
              </text:list-item>
              <text:list-item>
                <text:p>The attribute declaration of above xml fragment would be:</text:p>
                <text:list>
                  <text:list-item>
                    <text:p>&lt;!ATTLIST student status CDATA #REQUIRED&gt;</text:p>
                  </text:list-item>
                </text:list>
              </text:list-item>
              <text:list-item>
                <text:p>Attributes have three categories: string, tokenized and enumerated</text:p>
              </text:list-item>
              <text:list-item>
                <text:p>String attributes are defined with CDATA</text:p>
              </text:list-item>
              <text:list-item>
                <text:p>ID and IDREF are example of tokenized attributes</text:p>
              </text:list-item>
              <text:list-item>
                <text:p>Enumerated types list possible val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 presentation:user-transformed="true">
          <draw:text-box>
            <text:p>Attribute Declaration (Cont.)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Attribute defaults</text:p>
                <text:list>
                  <text:list-item>
                    <text:p>#REQUIRED – Every occurrence of the named element must have this attribute</text:p>
                  </text:list-item>
                  <text:list-item>
                    <text:p>#IMPLIED – No default is specified</text:p>
                  </text:list-item>
                  <text:list-item>
                    <text:p>#FIXED – The element must have this attribute, and the attribute must be the value specified</text:p>
                  </text:list-item>
                </text:list>
              </text:list-item>
              <text:list-item>
                <text:p>Example:</text:p>
                <text:list>
                  <text:list-item>
                    <text:p>&lt;!ELEMENT product (name, description, price)&gt;<text:line-break/>&lt;!ATTLIST product id ID #REQUIRED&gt;<text:line-break/>&lt;!ELEMENT featured_products (product_ref)*&gt;<text:line-break/>&lt;!ELEMENT product_ref (#PCDATA) &gt;<text:line-break/>&lt;!ATTLIST product_ref link IDREF #IMPLIED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Example (Cont.)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&lt;product id=”x123”&gt;<text:line-break/> <text:s/>&lt;name&gt;rock&lt;/name&gt;<text:line-break/> <text:s/>&lt;description&gt;...&lt;/description&gt;<text:line-break/> <text:s/>&lt;price&gt;...&lt;/price&gt;<text:line-break/>&lt;/product&gt;<text:line-break/><text:line-break/>&lt;featured_products&gt;<text:line-break/> <text:s/>&lt;product_ref link = “x123”&gt;Its a useful rock&lt;/product_ref&gt;<text:line-break/>&lt;/feature_products&gt;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Entity Declarations</text:p>
          </draw:text-box>
        </draw:frame>
        <draw:frame presentation:style-name="pr4" draw:layer="layout" svg:width="26.67cm" svg:height="15.24cm" svg:x="0.635cm" svg:y="3.81cm" presentation:class="outline" presentation:user-transformed="true">
          <draw:text-box>
            <text:list text:style-name="L2">
              <text:list-item>
                <text:p>Entity Reference is a series of characters that substitute for a different series of characters.</text:p>
              </text:list-item>
              <text:list-item>
                <text:p>Format: &lt;!ENTITY name “replacement characters”&gt;</text:p>
              </text:list-item>
              <text:list-item>
                <text:p>Entity references take the form of <text:span text:style-name="T2">&amp;entityname;</text:span></text:p>
              </text:list-item>
              <text:list-item>
                <text:p><text:span text:style-name="T3">Built in entity references</text:span></text:p>
                <text:list>
                  <text:list-item>
                    <text:p><text:span text:style-name="T3">Entity Reference</text:span><text:span text:style-name="T3"><text:tab/></text:span><text:span text:style-name="T3">Replacement Text</text:span><text:span text:style-name="T3"><text:tab/></text:span><text:span text:style-name="T3">Character</text:span></text:p>
                  </text:list-item>
                  <text:list-item>
                    <text:p><text:span text:style-name="T3">&amp;amp;</text:span><text:span text:style-name="T3"><text:tab/></text:span><text:span text:style-name="T3"><text:tab/></text:span><text:span text:style-name="T3"><text:tab/></text:span><text:span text:style-name="T3"><text:tab/></text:span><text:span text:style-name="T3">&amp;#38;</text:span><text:span text:style-name="T3"><text:tab/></text:span><text:span text:style-name="T3">&amp;</text:span></text:p>
                  </text:list-item>
                  <text:list-item>
                    <text:p><text:span text:style-name="T3">&amp;lt;</text:span><text:span text:style-name="T3"><text:tab/></text:span><text:span text:style-name="T3"><text:tab/></text:span><text:span text:style-name="T3">&amp;#60;</text:span><text:span text:style-name="T3"><text:tab/></text:span><text:span text:style-name="T3">&lt;</text:span></text:p>
                  </text:list-item>
                  <text:list-item>
                    <text:p><text:span text:style-name="T3">&amp;gt;</text:span><text:span text:style-name="T3"><text:tab/></text:span><text:span text:style-name="T3">&amp;#62;</text:span><text:span text:style-name="T3"><text:tab/></text:span><text:span text:style-name="T3">&gt;</text:span></text:p>
                  </text:list-item>
                  <text:list-item>
                    <text:p><text:span text:style-name="T3">&amp;apos;</text:span><text:span text:style-name="T3"><text:tab/></text:span><text:span text:style-name="T3">&amp;#39;</text:span><text:span text:style-name="T3"><text:tab/></text:span><text:span text:style-name="T3">'</text:span></text:p>
                  </text:list-item>
                  <text:list-item>
                    <text:p><text:span text:style-name="T3">&amp;quot;</text:span><text:span text:style-name="T3"><text:tab/></text:span><text:span text:style-name="T3">&amp;#34;</text:span><text:span text:style-name="T3"><text:tab/></text:span><text:span text:style-name="T3">“</text:span></text:p>
                  </text:list-item>
                </text:list>
              </text:list-item>
              <text:list-item>
                <text:p><text:span text:style-name="T3">Declaring </text:span><text:span text:style-name="T4">™</text:span><text:span text:style-name="T5"> as ER: &lt;!ENTITY tm “&amp;#882;”&gt;</text:span></text:p>
              </text:list-item>
              <text:list-item>
                <text:p><text:span text:style-name="T5">Using: &lt;copyrights&gt;Usman &amp;tm; 2010 &lt;/copyrights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Unparsed Character Data: CDATA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CDATA section can be used to designate a block of text as unparsed. </text:p>
              </text:list-item>
              <text:list-item>
                <text:p>Starts with <text:span text:style-name="T6">&lt;![CDATA[</text:span> and ends with <text:span text:style-name="T6">]]&gt; </text:span></text:p>
              </text:list-item>
              <text:list-item>
                <text:p><text:span text:style-name="T6">&lt;example&gt;</text:span><text:span text:style-name="T6"><text:line-break/></text:span><text:span text:style-name="T6">Here is a not well-formed XML document</text:span><text:span text:style-name="T6"><text:line-break/></text:span><text:span text:style-name="T6">&lt;![CDATA[</text:span><text:span text:style-name="T6"><text:line-break/></text:span><text:span text:style-name="T6">&lt;?xml version=”1.0” standalone=”yes” ?&gt;</text:span><text:span text:style-name="T6"><text:line-break/></text:span><text:span text:style-name="T6">&lt;xyz&gt;&lt;/xyz&gt;</text:span><text:span text:style-name="T6"><text:line-break/></text:span><text:span text:style-name="T6">]]&gt;</text:span><text:span text:style-name="T6"><text:line-break/></text:span><text:span text:style-name="T6">&lt;/example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XML Comments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They work just like HTML comments</text:p>
              </text:list-item>
              <text:list-item>
                <text:p>&lt;!-- this is a comment line →</text:p>
              </text:list-item>
              <text:list-item>
                <text:p>They can appear anywhere in an XML docu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Processing Instructions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Processing Instructions (PI) are used to include information in your document that is intended to be used by application</text:p>
              </text:list-item>
              <text:list-item>
                <text:p>They are not considered part of character data of an XML file</text:p>
              </text:list-item>
              <text:list-item>
                <text:p>Unlike comments, XML parsers must pass processing instructions through to applications.</text:p>
              </text:list-item>
              <text:list-item>
                <text:p>PI begin with &lt;? and end with ?&gt;</text:p>
              </text:list-item>
              <text:list-item>
                <text:p>&lt;?playsounds sound=”abc.mp3” ?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DOM Programming Model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DOM – Document Object Model</text:p>
              </text:list-item>
              <text:list-item>
                <text:p>All DOM processing assumes that the complete XML document is read and parsed into memory so that all parts are equally accessibl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SAX Programming Model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SAX – Simplified API for XML</text:p>
              </text:list-item>
              <text:list-item>
                <text:p>DOM is not a good choice if the requirement is to read just a few elements from XML file</text:p>
              </text:list-item>
              <text:list-item>
                <text:p>SAX parser makes a single pass through an XML file, reporting what it has parsed by calling various methods in application code.</text:p>
              </text:list-item>
              <text:list-item>
                <text:p>When SAX identifies an element, <text:s/>it raises an <text:span text:style-name="T2">event </text:span><text:span text:style-name="T3">and calls </text:span><text:span text:style-name="T2">event handlers</text:span><text:span text:style-name="T3"> to handle these ev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sman_5f_template" presentation:use-footer-name="ftr1">
        <office:forms form:automatic-focus="false" form:apply-design-mode="false"/>
        <draw:frame draw:style-name="gr4" draw:text-style-name="P5" draw:layer="layout" svg:width="27.172cm" svg:height="21.132cm" svg:x="0.365cm" svg:y="-0.103cm">
          <draw:text-box>
            <text:p text:style-name="P5"><text:span text:style-name="T6">import java.io.*; </text:span></text:p>
            <text:p text:style-name="P5"><text:span text:style-name="T6">import javax.xml.parsers.*; </text:span></text:p>
            <text:p text:style-name="P5"><text:span text:style-name="T6">import org.w3c.dom.*; </text:span></text:p>
            <text:p text:style-name="P5"><text:span text:style-name="T6">import org.xml.sax.*; </text:span></text:p>
            <text:p text:style-name="P5"><text:span text:style-name="T6">public class BasicDom { </text:span></text:p>
            <text:p text:style-name="P5"><text:span text:style-name="T6"><text:s text:c="2"/></text:span><text:span text:style-name="T6">public static void main(String[] args) { </text:span></text:p>
            <text:p text:style-name="P5"><text:span text:style-name="T6"><text:s text:c="4"/></text:span><text:span text:style-name="T6">Document doc = parseXmlFile("infilename.xml", false); </text:span></text:p>
            <text:p text:style-name="P5"><text:span text:style-name="T6"><text:s text:c="2"/></text:span><text:span text:style-name="T6">} </text:span></text:p>
            <text:p text:style-name="P5"><text:span text:style-name="T6"><text:s text:c="2"/></text:span><text:span text:style-name="T6">// Parses an XML file and returns a DOM document. </text:span></text:p>
            <text:p text:style-name="P5"><text:span text:style-name="T6"><text:s text:c="2"/></text:span><text:span text:style-name="T6">// If validating is true, the contents is validated against the DTD </text:span></text:p>
            <text:p text:style-name="P5"><text:span text:style-name="T6"><text:s text:c="2"/></text:span><text:span text:style-name="T6">// specified in the file. </text:span></text:p>
            <text:p text:style-name="P5"><text:span text:style-name="T6"><text:s text:c="2"/></text:span><text:span text:style-name="T6">public static Document parseXmlFile(String filename, boolean validating) { </text:span></text:p>
            <text:p text:style-name="P5"><text:span text:style-name="T6"><text:s text:c="4"/></text:span><text:span text:style-name="T6">try { // Create a builder factory </text:span></text:p>
            <text:p text:style-name="P5"><text:span text:style-name="T6"><text:s text:c="6"/></text:span><text:span text:style-name="T6">DocumentBuilderFactory factory = DocumentBuilderFactory.newInstance();</text:span></text:p>
            <text:p text:style-name="P5"><text:span text:style-name="T6"><text:s text:c="5"/></text:span><text:span text:style-name="T6">factory.setValidating(validating); </text:span></text:p>
            <text:p text:style-name="P5"><text:span text:style-name="T6"><text:s text:c="5"/></text:span><text:span text:style-name="T6">// Create the builder and parse the file </text:span></text:p>
            <text:p text:style-name="P5"><text:span text:style-name="T6"><text:s text:c="5"/></text:span><text:span text:style-name="T6">Document doc = factory.newDocumentBuilder().parse(new File(filename)); </text:span></text:p>
            <text:p text:style-name="P5"><text:span text:style-name="T6"><text:s text:c="5"/></text:span><text:span text:style-name="T6">return doc; </text:span></text:p>
            <text:p text:style-name="P5"><text:span text:style-name="T6"><text:s text:c="4"/></text:span><text:span text:style-name="T6">} catch (SAXException e) { </text:span></text:p>
            <text:p text:style-name="P5"><text:span text:style-name="T6"><text:s text:c="10"/></text:span><text:span text:style-name="T6">// A parsing error occurred; the xml input is not valid </text:span></text:p>
            <text:p text:style-name="P5"><text:span text:style-name="T6"><text:s text:c="4"/></text:span><text:span text:style-name="T6">} catch (ParserConfigurationException e) { </text:span></text:p>
            <text:p text:style-name="P5"><text:span text:style-name="T6"><text:s text:c="4"/></text:span><text:span text:style-name="T6">} </text:span></text:p>
            <text:p text:style-name="P5"><text:span text:style-name="T6"><text:s text:c="4"/></text:span><text:span text:style-name="T6">catch (IOException e) { </text:span></text:p>
            <text:p text:style-name="P5"><text:span text:style-name="T6"><text:s text:c="4"/></text:span><text:span text:style-name="T6">} return null; </text:span></text:p>
            <text:p text:style-name="P5"><text:span text:style-name="T6"><text:s text:c="3"/></text:span><text:span text:style-name="T6">} </text:span></text:p>
            <text:p text:style-name="P5"><text:span text:style-name="T6">}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sman_5f_template" presentation:use-footer-name="ftr1">
        <draw:frame draw:style-name="gr5" draw:text-style-name="P5" draw:layer="layout" svg:width="27.934cm" svg:height="18.053cm" svg:x="-0.016cm" svg:y="1.457cm">
          <draw:text-box>
            <text:p text:style-name="P5"><text:span text:style-name="T6">import java.io.*; </text:span></text:p>
            <text:p text:style-name="P5"><text:span text:style-name="T6">import javax.xml.parsers.*; </text:span></text:p>
            <text:p text:style-name="P5"><text:span text:style-name="T6">import org.xml.sax.*; </text:span></text:p>
            <text:p text:style-name="P5"><text:span text:style-name="T6">import org.xml.sax.helpers.*; </text:span></text:p>
            <text:p text:style-name="P5"><text:span text:style-name="T6">public class BasicSax { </text:span></text:p>
            <text:p text:style-name="P5"><text:span text:style-name="T6"><text:s text:c="2"/></text:span><text:span text:style-name="T6">public static void main(String[] args) { </text:span></text:p>
            <text:p text:style-name="P5"><text:span text:style-name="T6"><text:s text:c="2"/></text:span><text:span text:style-name="T6">// Create a handler to handle the SAX events generated during parsing </text:span></text:p>
            <text:p text:style-name="P5"><text:span text:style-name="T6"><text:s text:c="3"/></text:span><text:span text:style-name="T6">DefaultHandler handler = new MyHandler(); </text:span></text:p>
            <text:p text:style-name="P5"><text:span text:style-name="T6"><text:s text:c="2"/></text:span><text:span text:style-name="T6">// Parse the file using the handler </text:span></text:p>
            <text:p text:style-name="P5"><text:span text:style-name="T6"><text:s text:c="2"/></text:span><text:span text:style-name="T6">parseXmlFile("infilename.xml", handler, false); </text:span></text:p>
            <text:p text:style-name="P5"><text:span text:style-name="T6"><text:s text:c="2"/></text:span><text:span text:style-name="T6">} </text:span></text:p>
            <text:p text:style-name="P5"><text:span text:style-name="T6"><text:s text:c="2"/></text:span><text:span text:style-name="T6">// DefaultHandler contain no-op implementations for all SAX events. </text:span></text:p>
            <text:p text:style-name="P5"><text:span text:style-name="T6"><text:s text:c="2"/></text:span><text:span text:style-name="T6">// This class should override methods to capture the events of interest. </text:span></text:p>
            <text:p text:style-name="P5"><text:span text:style-name="T6"><text:s text:c="2"/></text:span><text:span text:style-name="T6">static class MyHandler extends DefaultHandler { } </text:span></text:p>
            <text:p text:style-name="P5"><text:span text:style-name="T6"><text:s text:c="2"/></text:span><text:span text:style-name="T6">// Parses an XML file using a SAX parser. </text:span></text:p>
            <text:p text:style-name="P5"><text:span text:style-name="T6"><text:s text:c="2"/></text:span><text:span text:style-name="T6">// If validating is true, the contents is validated against the DTD </text:span></text:p>
            <text:p text:style-name="P5"><text:span text:style-name="T6"><text:s text:c="2"/></text:span><text:span text:style-name="T6">// specified in the file. 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sman_5f_template" presentation:use-footer-name="ftr1">
        <office:forms form:automatic-focus="false" form:apply-design-mode="false"/>
        <draw:frame draw:style-name="gr6" draw:text-style-name="P5" draw:layer="layout" svg:width="25.267cm" svg:height="11.052cm" svg:x="1.318cm" svg:y="4.937cm">
          <draw:text-box>
            <text:p text:style-name="P5"><text:span text:style-name="T6"><text:s text:c="2"/></text:span><text:span text:style-name="T6">public static void parseXmlFile(String filename, DefaultHandler handler, boolean validating) { </text:span></text:p>
            <text:p text:style-name="P5"><text:span text:style-name="T6"><text:s text:c="4"/></text:span><text:span text:style-name="T6">try { </text:span></text:p>
            <text:p text:style-name="P5"><text:span text:style-name="T6"><text:s text:c="4"/></text:span><text:span text:style-name="T6">// Create a builder factory </text:span></text:p>
            <text:p text:style-name="P5"><text:span text:style-name="T6"><text:s text:c="4"/></text:span><text:span text:style-name="T6">SAXParserFactory factory = SAXParserFactory.newInstance(); </text:span></text:p>
            <text:p text:style-name="P5"><text:span text:style-name="T6"><text:s text:c="4"/></text:span><text:span text:style-name="T6">factory.setValidating(validating); </text:span></text:p>
            <text:p text:style-name="P5"><text:span text:style-name="T6"><text:s text:c="4"/></text:span><text:span text:style-name="T6">// Create the builder and parse the file </text:span></text:p>
            <text:p text:style-name="P5"><text:span text:style-name="T6"><text:s text:c="4"/></text:span><text:span text:style-name="T6">factory.newSAXParser().parse(new File(filename), handler); </text:span></text:p>
            <text:p text:style-name="P5"><text:span text:style-name="T6"><text:s text:c="4"/></text:span><text:span text:style-name="T6">} catch (SAXException e) { </text:span></text:p>
            <text:p text:style-name="P5"><text:span text:style-name="T6"><text:s text:c="4"/></text:span><text:span text:style-name="T6">// A parsing error occurred; the xml input is not valid </text:span></text:p>
            <text:p text:style-name="P5"><text:span text:style-name="T6"><text:s text:c="4"/></text:span><text:span text:style-name="T6">} catch (ParserConfigurationException e) { </text:span></text:p>
            <text:p text:style-name="P5"><text:span text:style-name="T6"><text:s text:c="4"/></text:span><text:span text:style-name="T6">} catch (IOException e) { </text:span></text:p>
            <text:p text:style-name="P5"><text:span text:style-name="T6"><text:s text:c="4"/></text:span><text:span text:style-name="T6">} </text:span></text:p>
            <text:p text:style-name="P5"><text:span text:style-name="T6"><text:s text:c="2"/></text:span><text:span text:style-name="T6">} </text:span></text:p>
            <text:p text:style-name="P5"><text:span text:style-name="T6">}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sman_5f_template" presentation:presentation-page-layout-name="AL2T1" presentation:use-footer-name="ftr1">
        <draw:frame presentation:style-name="pr3" draw:layer="layout" svg:width="26.67cm" svg:height="2.088cm" svg:x="0.635cm" svg:y="0.962cm" presentation:class="title">
          <draw:text-box>
            <text:p>Further Programming</text:p>
          </draw:text-box>
        </draw:frame>
        <draw:frame presentation:style-name="pr4" draw:layer="layout" svg:width="26.67cm" svg:height="15.24cm" svg:x="0.635cm" svg:y="3.81cm" presentation:class="outline">
          <draw:text-box>
            <text:list text:style-name="L2">
              <text:list-item>
                <text:p>Once we have Document object (i.e. DOM in memory), we manipulate it using methods provided in DOM interface recommendation as embodied in the org.w3c.dom package.</text:p>
              </text:list-item>
              <text:list-item>
                <text:p>See Java docs for detailed classes and methods</text:p>
              </text:list-item>
              <text:list-item>
                <text:p>Some examples in following sli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sman_5f_template" presentation:presentation-page-layout-name="AL4T19" presentation:use-footer-name="ftr1">
        <draw:frame presentation:style-name="pr6" draw:layer="layout" svg:width="26.67cm" svg:height="3.473cm" svg:x="0.635cm" svg:y="0.27cm" presentation:class="title" presentation:user-transformed="true">
          <draw:text-box>
            <text:p>Visiting all elements in a DOM document</text:p>
          </draw:text-box>
        </draw:frame>
        <draw:frame draw:style-name="gr7" draw:text-style-name="P6" draw:layer="layout" svg:width="27.553cm" svg:height="9.051cm" svg:x="0.175cm" svg:y="6.737cm">
          <draw:text-box>
            <text:p text:style-name="P6"><text:span text:style-name="T7">// Obtain an XML document; this method is implemented in</text:span></text:p>
            <text:p text:style-name="P6"><text:span text:style-name="T7">// The Quintessential Program to Create a DOM Document from an XML File</text:span></text:p>
            <text:p text:style-name="P6"><text:span text:style-name="T7">Document doc = parseXmlFile("infilename.xml", false);</text:span></text:p>
            <text:p text:style-name="P6"><text:span text:style-name="T7"/></text:p>
            <text:p text:style-name="P6"><text:span text:style-name="T7">// Get a list of all elements in the document</text:span></text:p>
            <text:p text:style-name="P6"><text:span text:style-name="T7">NodeList list = doc.getElementsByTagName("*");</text:span></text:p>
            <text:p text:style-name="P6"><text:span text:style-name="T7">for (int i=0; i&lt;list.getLength(); i++) {</text:span></text:p>
            <text:p text:style-name="P6"><text:span text:style-name="T7"><text:s text:c="4"/></text:span><text:span text:style-name="T7">// Get element</text:span></text:p>
            <text:p text:style-name="P6"><text:span text:style-name="T7"><text:s text:c="4"/></text:span><text:span text:style-name="T7">Element element = (Element)list.item(i);</text:span></text:p>
            <text:p text:style-name="P6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uzigrad1" draw:style="linear" draw:start-color="#333333" draw:end-color="#99999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Courier New'" style:font-style-name="Normal" style:font-family-generic="modern" style:font-pitch="fixed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sman_5f_template-background" style:display-name="usman_template-background" style:family="presentation">
      <style:graphic-properties draw:stroke="none" draw:fill="gradient" draw:fill-gradient-name="uzigrad1" draw:fill-image-width="0cm" draw:fill-image-height="0cm"/>
      <style:text-properties style:letter-kerning="true"/>
    </style:style>
    <style:style style:name="usman_5f_template-backgroundobjects" style:display-name="usman_template-backgroundobjects" style:family="presentation">
      <style:graphic-properties draw:shadow="hidden" draw:shadow-offset-x="0.3cm" draw:shadow-offset-y="0.3cm" draw:shadow-color="#808080"/>
      <style:text-properties fo:color="#ffffff" fo:text-shadow="1pt 1pt" style:letter-kerning="true"/>
    </style:style>
    <style:style style:name="usman_5f_template-notes" style:display-name="usman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man_5f_template-outline1" style:display-name="usman_template-outline1" style:family="presentation">
      <style:graphic-properties draw:stroke="none" draw:fill="none" draw:auto-grow-height="false" draw:fit-to-size="shrink-to-fit">
        <text:list-style style:name="usman_5f_template-outline1" style:display-name="usman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‣">
            <style:list-level-properties text:space-before="2.8cm" text:min-label-width="0.8cm"/>
            <style:text-properties fo:font-family="'DejaVu Sans'" style:font-style-name="Book" style:font-family-generic="swiss" style:font-pitch="variable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man_5f_template-outline2" style:display-name="usman_template-outline2" style:family="presentation" style:parent-style-name="usman_5f_template-outline1">
      <style:paragraph-properties fo:margin-top="0cm" fo:margin-bottom="0.254cm"/>
      <style:text-properties fo:font-size="28pt" style:font-size-asian="28pt" style:font-size-complex="28pt"/>
    </style:style>
    <style:style style:name="usman_5f_template-outline3" style:display-name="usman_template-outline3" style:family="presentation" style:parent-style-name="usman_5f_template-outline2">
      <style:paragraph-properties fo:margin-top="0cm" fo:margin-bottom="0.102cm"/>
      <style:text-properties fo:font-size="24pt" style:font-size-asian="24pt" style:font-size-complex="24pt"/>
    </style:style>
    <style:style style:name="usman_5f_template-outline4" style:display-name="usman_template-outline4" style:family="presentation" style:parent-style-name="usman_5f_template-outline3">
      <style:paragraph-properties fo:margin-top="0cm" fo:margin-bottom="0.2cm"/>
      <style:text-properties fo:font-size="20pt" style:font-size-asian="20pt" style:font-size-complex="20pt"/>
    </style:style>
    <style:style style:name="usman_5f_template-outline5" style:display-name="usman_template-outline5" style:family="presentation" style:parent-style-name="usman_5f_template-outline4">
      <style:paragraph-properties fo:margin-top="0cm" fo:margin-bottom="0.1cm"/>
      <style:text-properties fo:font-size="20pt" style:font-size-asian="20pt" style:font-size-complex="20pt"/>
    </style:style>
    <style:style style:name="usman_5f_template-outline6" style:display-name="usman_template-outline6" style:family="presentation" style:parent-style-name="usman_5f_template-outline5">
      <style:paragraph-properties fo:margin-top="0cm" fo:margin-bottom="0.1cm"/>
      <style:text-properties fo:font-size="20pt" style:font-size-asian="20pt" style:font-size-complex="20pt"/>
    </style:style>
    <style:style style:name="usman_5f_template-outline7" style:display-name="usman_template-outline7" style:family="presentation" style:parent-style-name="usman_5f_template-outline6">
      <style:paragraph-properties fo:margin-top="0cm" fo:margin-bottom="0.1cm"/>
      <style:text-properties fo:font-size="20pt" style:font-size-asian="20pt" style:font-size-complex="20pt"/>
    </style:style>
    <style:style style:name="usman_5f_template-outline8" style:display-name="usman_template-outline8" style:family="presentation" style:parent-style-name="usman_5f_template-outline7">
      <style:paragraph-properties fo:margin-top="0cm" fo:margin-bottom="0.1cm"/>
      <style:text-properties fo:font-size="20pt" style:font-size-asian="20pt" style:font-size-complex="20pt"/>
    </style:style>
    <style:style style:name="usman_5f_template-outline9" style:display-name="usman_template-outline9" style:family="presentation" style:parent-style-name="usman_5f_template-outline8">
      <style:paragraph-properties fo:margin-top="0cm" fo:margin-bottom="0.1cm"/>
      <style:text-properties fo:font-size="20pt" style:font-size-asian="20pt" style:font-size-complex="20pt"/>
    </style:style>
    <style:style style:name="usman_5f_template-subtitle" style:display-name="usman_template-subtitle" style:family="presentation">
      <style:graphic-properties draw:stroke="none" draw:fill="none" draw:textarea-vertical-align="middle">
        <text:list-style style:name="usman_5f_template-subtitle" style:display-name="usman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man_5f_template-title" style:display-name="usman_template-title" style:family="presentation">
      <style:graphic-properties draw:stroke="none" draw:fill="none" draw:textarea-vertical-align="middle">
        <text:list-style style:name="usman_5f_template-title" style:display-name="usman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uzigrad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sman_5f_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sman_5f_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sman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sman_5f_template" style:display-name="usman_template" style:page-layout-name="PM1" draw:style-name="Mdp1">
      <office:forms form:automatic-focus="false" form:apply-design-mode="false"/>
      <draw:frame presentation:style-name="usman_5f_template-title" draw:layer="backgroundobjects" svg:width="26.67cm" svg:height="2.338cm" svg:x="0.635cm" svg:y="0.837cm" presentation:class="title" presentation:placeholder="true">
        <draw:text-box/>
      </draw:frame>
      <draw:frame presentation:style-name="usman_5f_template-outline1" draw:layer="backgroundobjects" svg:width="26.67cm" svg:height="15.24cm" svg:x="0.635cm" svg:y="3.81cm" presentation:class="outline" presentation:placeholder="true">
        <draw:text-box/>
      </draw:frame>
      <draw:frame presentation:style-name="Mpr1" draw:text-style-name="MP3" draw:layer="backgroundobjects" svg:width="17.809cm" svg:height="0.899cm" svg:x="0.635cm" svg:y="19.6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899cm" svg:x="20.068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sman_5f_template-title" draw:layer="backgroundobjects" svg:width="13.968cm" svg:height="10.476cm" svg:x="3.81cm" svg:y="2.123cm" presentation:class="page"/>
        <draw:frame presentation:style-name="usman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6T23:02:02</meta:creation-date>
    <meta:editing-duration>PT02H09M06S</meta:editing-duration>
    <meta:editing-cycles>23</meta:editing-cycles>
    <meta:generator>OpenOffice.org/3.1$Linux OpenOffice.org_project/310m19$Build-9420</meta:generator>
    <dc:title>usman_template</dc:title>
    <meta:initial-creator>Usman Saleem</meta:initial-creator>
    <dc:date>2010-05-07T01:11:07</dc:date>
    <dc:creator>Usman Saleem</dc:creator>
    <meta:document-statistic meta:object-count="130"/>
    <meta:template xlink:type="simple" xlink:actuate="onRequest" xlink:title="usman_template" xlink:href="file:///home/usman/.openoffice.org/3/user/template/usman_template.otp"/>
  </office:meta>
</office:document-meta>
</file>